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style:text-underline-style="none" officeooo:paragraph-rsid="001f7514" style:font-size-asian="14pt" style:font-size-complex="14pt"/>
    </style:style>
    <style:style style:name="P2" style:family="paragraph" style:parent-style-name="Standard">
      <style:text-properties style:font-name="Arial" style:text-underline-style="none" officeooo:paragraph-rsid="001f7514"/>
    </style:style>
    <style:style style:name="P3" style:family="paragraph" style:parent-style-name="Standard">
      <style:text-properties style:font-name="Arial" style:text-underline-style="none" fo:font-weight="bold" officeooo:paragraph-rsid="001f751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underline-style="none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style:text-underline-style="none" officeooo:paragraph-rsid="001f7514" style:font-size-asian="14pt" style:font-size-complex="14pt"/>
    </style:style>
    <style:style style:name="T1" style:family="text">
      <style:text-properties officeooo:rsid="001f751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01e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INSTITUTO TECNOLÓGICO RÍO CUARTO</text:p>
      <text:p text:style-name="P3">TECNICATURA SUPERIOR EN DESARROLLO DE SOFTWARE</text:p>
      <text:p text:style-name="P2"><text:span text:style-name="T2">Asignatura</text:span>: <text:span text:style-name="T1">Matematica Aplicada</text:span></text:p>
      <text:p text:style-name="P2"><text:span text:style-name="T2">Docente</text:span>: <text:span text:style-name="T1">Sosa Jorge</text:span></text:p>
      <text:p text:style-name="P2"><text:span text:style-name="T2">Tema</text:span>: EFI: Un Análisis Predictivo usando R + Big data </text:p>
      <text:p text:style-name="P2"><text:span text:style-name="T2">Apellido y nombre</text:span>: Kissling Guillermo</text:p>
      <text:p text:style-name="P1"/>
      <text:p text:style-name="P5">Según nuestro análisis de las emisiones de CO2 por persona en Argentina, los datos históricos muestran un patrón estable con ligeras variaciones a lo largo de los últimos años. En los próximos dos años, nuestras proyecciones indican que esta tendencia de estabilidad se mantendrá. Para los años 2017 y 2018, se prevé que las emisiones de CO2 por persona sigan siendo similares a los valores previos, con un ligero aumento proyectado. Los datos históricos, que oscilan entre 18.3 y 35.7, sugieren que Argentina ha mantenido un compromiso constante con la gestión de sus emisiones de CO2 por persona. Estos resultados podrían atribuirse a una combinación de factores, incluyendo políticas de sostenibilidad, cambios en la infraestructura y un mayor enfoque en la concienciación ambiental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20:38:18.989641552</meta:creation-date>
    <dc:date>2024-06-04T22:36:17.885752739</dc:date>
    <meta:editing-duration>PT7M4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7" meta:word-count="154" meta:character-count="1005" meta:non-whitespace-character-count="857"/>
  </office:meta>
</office:document-meta>
</file>